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3.2028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1.7929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5311in"/>
    </style:style>
    <style:style style:name="co9" style:family="table-column">
      <style:table-column-properties fo:break-before="auto" style:column-width="1.1382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08in solid #000000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  <style:text-properties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08in solid #000000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Times New Roman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2pt" fo:language="en" fo:country="US" style:font-name-asian="Calibri" style:font-size-asian="12pt" style:language-asian="en" style:country-asian="US" style:font-name-complex="Times New Roman" style:font-size-complex="6.80000019073486pt" style:language-complex="ar" style:country-complex="SA"/>
    </style:style>
    <style:style style:name="T2" style:family="text">
      <style:text-properties fo:color="#000000" style:font-name="Times New Roman" fo:font-size="12pt" fo:language="en" fo:country="US" style:font-name-asian="Times New Roman" style:font-size-asian="12pt" style:language-asian="en" style:country-asian="US" style:font-name-complex="Times New Roman" style:font-size-complex="6.80000019073486pt" style:language-complex="ar" style:country-complex="SA"/>
    </style:style>
    <style:style style:name="T3" style:family="text">
      <style:text-properties style:font-name="Times New Roman" fo:font-size="12pt" fo:language="zxx" fo:country="none" style:font-name-asian="Calibri" style:font-size-asian="12pt" style:language-asian="zxx" style:country-asian="none" style:font-name-complex="Times New Roman" style:font-size-complex="6.80000019073486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9" table:default-cell-style-name="Default"/>
        <table:table-row table:style-name="ro2">
          <table:table-cell table:style-name="ce1" office:value-type="string">
            <text:p>Designator</text:p>
          </table:table-cell>
          <table:table-cell table:style-name="ce1" office:value-type="string">
            <text:p>Component 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Cost per unit -currency</text:p>
          </table:table-cell>
          <table:table-cell table:style-name="ce1" office:value-type="string">
            <text:p>Total cost -</text:p>
            <text:p>currency</text:p>
          </table:table-cell>
          <table:table-cell table:style-name="ce5" office:value-type="string">
            <text:p>Source of materials</text:p>
          </table:table-cell>
          <table:table-cell table:style-name="ce1" office:value-type="string">
            <text:p>Material type</text:p>
          </table:table-cell>
        </table:table-row>
        <table:table-row table:style-name="ro3">
          <table:table-cell table:style-name="ce2" office:value-type="string">
            <text:p>N/A</text:p>
          </table:table-cell>
          <table:table-cell table:style-name="ce2" office:value-type="string">
            <text:p>1.5L Glass Ja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.50 CAD</text:p>
          </table:table-cell>
          <table:table-cell table:style-name="ce2" office:value-type="string">
            <text:p>3.50CAD</text:p>
          </table:table-cell>
          <table:table-cell table:style-name="ce6" office:value-type="string">
            <text:p>General Store</text:p>
          </table:table-cell>
          <table:table-cell table:style-name="ce2" office:value-type="string">
            <text:p>Glass, Oth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O2 Sens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10.99 USD</text:p>
          </table:table-cell>
          <table:table-cell table:style-name="ce2" office:value-type="string">
            <text:p>310.99USD</text:p>
          </table:table-cell>
          <table:table-cell table:style-name="ce7" office:value-type="string">
            <text:p><text:a xlink:href="https://atlas-scientific.com/kits/dissolved-oxygen-kit/">https://atlas-scientific.com/kits/dissolved-oxygen-kit/</text:a></text:p>
          </table:table-cell>
          <table:table-cell table:style-name="ce2" office:value-type="string">
            <text:p>Oth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PH Sens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50 USD</text:p>
          </table:table-cell>
          <table:table-cell table:style-name="ce2" office:value-type="string">
            <text:p>250USD</text:p>
          </table:table-cell>
          <table:table-cell table:style-name="ce6" office:value-type="string">
            <text:p><text:a xlink:href="https://www.hannainst.com/hi1093b-ph-electrode-with-micro-bulb-and-extended-length.html">https://www.hannainst.com/hi1093b-ph-electrode-with-micro-bulb-and-extended-length.html</text:a></text:p>
          </table:table-cell>
          <table:table-cell table:style-name="ce2" office:value-type="string">
            <text:p>Oth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Thermocoupl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88.71 CAD</text:p>
          </table:table-cell>
          <table:table-cell table:style-name="ce2" office:value-type="string">
            <text:p>88.71CAD</text:p>
          </table:table-cell>
          <table:table-cell table:style-name="ce8" office:value-type="string">
            <text:p><text:a xlink:href="https://www.mcmaster.com/1245N18/">https://www.mcmaster.com/1245N18/</text:a></text:p>
          </table:table-cell>
          <table:table-cell table:style-name="ce2" office:value-type="string">
            <text:p>Metal, Polym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DC Motor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60.66 CAD</text:p>
          </table:table-cell>
          <table:table-cell table:style-name="ce6" office:value-type="string">
            <text:p><text:a xlink:href="https://ca.robotshop.com/products/42mm-dc-planetary-gear-motor-12v-1100-rpm">https://ca.robotshop.com/products/42mm-dc-planetary-gear-motor-12v-1100-rpm</text:a></text:p>
          </table:table-cell>
          <table:table-cell table:style-name="ce2" office:value-type="string">
            <text:p>Oth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Aluminum Shaft Coupler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1.65CAD</text:p>
          </table:table-cell>
          <table:table-cell table:style-name="ce8" office:value-type="string">
            <text:p><text:a xlink:href="https://www.amazon.ca/Fafeicy-Coupling-Flexible-Couplings-Connector/dp/B09CM7KXNJ/ref=sr_1_5?crid=2ZA0K04B4DL6V&amp;keywords=5mm+to+8mm+rigid+coupler&amp;qid=1659559851&amp;s=industrial&amp;sprefix=5mm+to+8mm+rigid+coupler%2Cindustrial%2C68&amp;sr=1-5">https://www.amazon.ca/Fafeicy-Coupling-Flexible-Couplings-Connector/dp/B09CM7KXNJ/ref=sr_1_5?crid=2ZA0K04B4DL6V&amp;keywords=5mm+to+8mm+rigid+coupler&amp;qid=1659559851&amp;s=industrial&amp;sprefix=5mm+to+8mm+rigid+coupler%2Cindustrial%2C68&amp;sr=1-5</text:a></text:p>
          </table:table-cell>
          <table:table-cell table:style-name="ce2" office:value-type="string">
            <text:p>Metal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8mm Linear Steel Rod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12.99CAD</text:p>
          </table:table-cell>
          <table:table-cell table:style-name="ce8" office:value-type="string">
            <text:p><text:a xlink:href="https://www.amazon.ca/200mm-Linear-Motion-Shaft-Machine/dp/B08XYQW6DH/ref=sr_1_5?crid=1F4Y5BRKXQR6T&amp;keywords=8mm+rod+200mm&amp;qid=1659559390&amp;s=industrial&amp;sprefix=8mm+rod+200mm%2Cindustrial%2C63&amp;sr=1-5">https://www.amazon.ca/200mm-Linear-Motion-Shaft-Machine/dp/B08XYQW6DH/ref=sr_1_5?crid=1F4Y5BRKXQR6T&amp;keywords=8mm+rod+200mm&amp;qid=1659559390&amp;s=industrial&amp;sprefix=8mm+rod+200mm%2Cindustrial%2C63&amp;sr=1-5</text:a></text:p>
          </table:table-cell>
          <table:table-cell table:style-name="ce2" office:value-type="string">
            <text:p>Metal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8mm ID Shielded Bea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.57 CAD</text:p>
          </table:table-cell>
          <table:table-cell table:style-name="ce2" office:value-type="string">
            <text:p>2.57CAD</text:p>
          </table:table-cell>
          <table:table-cell table:style-name="ce8" office:value-type="string">
            <text:p><text:a xlink:href="https://www.digikey.ca/en/products/detail/adafruit-industries-llc/1178/5356858">https://www.digikey.ca/en/products/detail/adafruit-industries-llc/1178/5356858</text:a></text:p>
          </table:table-cell>
          <table:table-cell table:style-name="ce2" office:value-type="string">
            <text:p>Metal</text:p>
          </table:table-cell>
        </table:table-row>
        <table:table-row table:style-name="ro5">
          <table:table-cell table:style-name="ce2" office:value-type="string">
            <text:p>O2Mount</text:p>
          </table:table-cell>
          <table:table-cell table:style-name="ce2" office:value-type="string">
            <text:p>3D printed PLA O2 Sensor Mount (8.19g)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span text:style-name="T2">0.</text:span><text:span text:style-name="T1">25 CAD</text:span></text:p>
          </table:table-cell>
          <table:table-cell table:style-name="ce2" office:value-type="string">
            <text:p><text:span text:style-name="T2">0.</text:span><text:span text:style-name="T1">25 CAD</text:span>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Polymer</text:p>
          </table:table-cell>
        </table:table-row>
        <table:table-row table:style-name="ro5">
          <table:table-cell table:style-name="ce2" office:value-type="string">
            <text:p>PHMount</text:p>
          </table:table-cell>
          <table:table-cell table:style-name="ce2" office:value-type="string">
            <text:p>3D printed PLA PH Sensor Mount <text:span text:style-name="T1">(2.44g)</text:span>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span text:style-name="T2">0.</text:span><text:span text:style-name="T1">07 CAD</text:span></text:p>
          </table:table-cell>
          <table:table-cell table:style-name="ce2" office:value-type="string">
            <text:p><text:span text:style-name="T2">0.</text:span><text:span text:style-name="T1">07 CAD</text:span>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Polymer</text:p>
          </table:table-cell>
        </table:table-row>
        <table:table-row table:style-name="ro5">
          <table:table-cell table:style-name="ce2" office:value-type="string">
            <text:p>ThermocoupleMount</text:p>
          </table:table-cell>
          <table:table-cell table:style-name="ce2" office:value-type="string">
            <text:p>3D printed PLA Thermocouple Mount <text:span text:style-name="T1">(9.88g)</text:span>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span text:style-name="T2">0.</text:span><text:span text:style-name="T1">30 CAD</text:span></text:p>
          </table:table-cell>
          <table:table-cell table:style-name="ce2" office:value-type="string">
            <text:p><text:span text:style-name="T2">0.</text:span><text:span text:style-name="T1">30 CAD</text:span>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Polymer</text:p>
          </table:table-cell>
        </table:table-row>
        <table:table-row table:style-name="ro5">
          <table:table-cell table:style-name="ce2" office:value-type="string">
            <text:p>MotorMount</text:p>
          </table:table-cell>
          <table:table-cell table:style-name="ce2" office:value-type="string">
            <text:p>3D printed PLA Motor Mount <text:span text:style-name="T1">(20.26g)</text:span>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span text:style-name="T2">0.</text:span><text:span text:style-name="T1">61 CAD</text:span></text:p>
          </table:table-cell>
          <table:table-cell table:style-name="ce2" office:value-type="string">
            <text:p><text:span text:style-name="T2">0.</text:span><text:span text:style-name="T1">61 CAD</text:span>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Polymer</text:p>
          </table:table-cell>
        </table:table-row>
        <table:table-row table:style-name="ro5">
          <table:table-cell table:style-name="ce2" office:value-type="string">
            <text:p>Impeller</text:p>
          </table:table-cell>
          <table:table-cell table:style-name="ce2" office:value-type="string">
            <text:p>3D printed PLA Impeller <text:span text:style-name="T1">(11.48g)</text:span>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<text:span text:style-name="T2">0.</text:span><text:span text:style-name="T3">34 CAD</text:span></text:p>
          </table:table-cell>
          <table:table-cell table:style-name="ce3" office:value-type="string">
            <text:p><text:span text:style-name="T2">0.</text:span><text:span text:style-name="T3">34 CAD</text:span>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Polymer</text:p>
          </table:table-cell>
        </table:table-row>
        <table:table-row table:style-name="ro3">
          <table:table-cell table:style-name="ce2" office:value-type="string">
            <text:p>N/A</text:p>
          </table:table-cell>
          <table:table-cell table:style-name="ce2" office:value-type="string">
            <text:p>3D printed Lid Machining Stencil (9.17g)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0.28 CA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Polymer</text:p>
          </table:table-cell>
        </table:table-row>
        <table:table-row table:style-name="ro3">
          <table:table-cell table:style-name="ce2" office:value-type="string">
            <text:p>N/A</text:p>
          </table:table-cell>
          <table:table-cell table:style-name="ce2" office:value-type="string">
            <text:p>3D printed pump stand top (88.36g)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2.65 CA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Polymer</text:p>
          </table:table-cell>
        </table:table-row>
        <table:table-row table:style-name="ro3">
          <table:table-cell table:style-name="ce2" office:value-type="string">
            <text:p>N/A</text:p>
          </table:table-cell>
          <table:table-cell table:style-name="ce2" office:value-type="string">
            <text:p>3D printed pump stand side (15.21g)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.46 CAD</text:p>
          </table:table-cell>
          <table:table-cell table:style-name="ce2" office:value-type="string">
            <text:p>0.91 CA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Polym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Stone Sparger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0.83 CAD</text:p>
          </table:table-cell>
          <table:table-cell table:style-name="ce2" office:value-type="string">
            <text:p><text:a xlink:href="https://www.amazon.ca/dp/B075QCWGZQ/ref=sspa_dk_detail_0?pd_rd_i=B075QCWGZQ&amp;pd_rd_w=8PhCF&amp;content-id=amzn1.sym.88a70737-8341-4e83-b43f-2849bf84234d&amp;pf_rd_p=88a70737-8341-4e83-b43f-2849bf84234d&amp;pf_rd_r=9YXZX2RWWXYDR5MXVFTK&amp;pd_rd_wg=76RIf&amp;pd_rd_r=e6b8ca83-4a40-46f0-8f20-acfcdfea4108&amp;s=pet-supplies&amp;sp_csd=d2lkZ2V0TmFtZT1zcF9kZXRhaWw&amp;spLa=ZW5jcnlwdGVkUXVhbGlmaWVyPUEzSDhENzFESVVCWldIJmVuY3J5cHRlZElkPUEwOTYwMDE2MVVMWVBHSzZKUk9RUCZlbmNyeXB0ZWRBZElkPUEwODg5Mzg4MVYzTjhOUTVEMVBIOCZ3aWRnZXROYW1lPXNwX2RldGFpbCZhY3Rpb249Y2xpY2tSZWRpcmVjdCZkb05vdExvZ0NsaWNrPXRydWU&amp;th=1">https://www.amazon.ca/dp/B075QCWGZQ/ref=sspa_dk_detail_0?pd_rd_i=B075QCWGZQ&amp;pd_rd_w=8PhCF&amp;content-id=amzn1.sym.88a70737-8341-4e83-b43f-2849bf84234d&amp;pf_rd_p=88a70737-8341-4e83-b43f-2849bf84234d&amp;pf_rd_r=9YXZX2RWWXYDR5MXVFTK&amp;pd_rd_wg=76RIf&amp;pd_rd_r=e6b8ca83-4a40-46f0-8f20-acfcdfea4108&amp;s=pet-supplies&amp;sp_csd=d2lkZ2V0TmFtZT1zcF9kZXRhaWw&amp;spLa=ZW5jcnlwdGVkUXVhbGlmaWVyPUEzSDhENzFESVVCWldIJmVuY3J5cHRlZElkPUEwOTYwMDE2MVVMWVBHSzZKUk9RUCZlbmNyeXB0ZWRBZElkPUEwODg5Mzg4MVYzTjhOUTVEMVBIOCZ3aWRnZXROYW1lPXNwX2RldGFpbCZhY3Rpb249Y2xpY2tSZWRpcmVjdCZkb05vdExvZ0NsaWNrPXRydWU&amp;th=1</text:a></text:p>
          </table:table-cell>
          <table:table-cell table:style-name="ce2" office:value-type="string">
            <text:p>Oth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Peristaltic Pum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2.00 CAD</text:p>
          </table:table-cell>
          <table:table-cell table:style-name="ce2" office:value-type="string">
            <text:p>36.00 CAD</text:p>
          </table:table-cell>
          <table:table-cell table:style-name="ce2" office:value-type="string">
            <text:p><text:a xlink:href="https://www.amazon.ca/Kamoer-Peristaltic-Hydroponics-Nutrient-Analytical/dp/B07GWJ78FN/ref=d_pd_sbs_sccl_3_5/134-7485233-4487145?pd_rd_w=Zyso3&amp;content-id=amzn1.sym.b35f7e0d-2e69-4a5a-a19e-76ee06774581&amp;pf_rd_p=b35f7e0d-2e69-4a5a-a19e-76ee06774581&amp;pf_rd_r=0WKRZ4GZ1WC9N20P5XXQ&amp;pd_rd_wg=uz0Gf&amp;pd_rd_r=668a1e15-6fe8-4814-b96d-ddb5f3e93bb3&amp;pd_rd_i=B07GWJ78FN&amp;psc=1">https://www.amazon.ca/Kamoer-Peristaltic-Hydroponics-Nutrient-Analytical/dp/B07GWJ78FN/ref=d_pd_sbs_sccl_3_5/134-7485233-4487145?pd_rd_w=Zyso3&amp;content-id=amzn1.sym.b35f7e0d-2e69-4a5a-a19e-76ee06774581&amp;pf_rd_p=b35f7e0d-2e69-4a5a-a19e-76ee06774581&amp;pf_rd_r=0WKRZ4GZ1WC9N20P5XXQ&amp;pd_rd_wg=uz0Gf&amp;pd_rd_r=668a1e15-6fe8-4814-b96d-ddb5f3e93bb3&amp;pd_rd_i=B07GWJ78FN&amp;psc=1</text:a></text:p>
          </table:table-cell>
          <table:table-cell table:style-name="ce2" office:value-type="string">
            <text:p>Oth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Air Pump Kit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43.08 CAD</text:p>
          </table:table-cell>
          <table:table-cell table:style-name="ce2" office:value-type="string">
            <text:p><text:a xlink:href="https://www.amazon.ca/Uniclife-Aquarium-Adjustable-Single-Accessories/dp/B06XS1DCG6/ref=sr_1_3?crid=2H2IULEAB3Z4I&amp;keywords=uniclife+air+pump&amp;qid=1659558758&amp;sprefix=uniclife+air+pump%2Caps%2C71&amp;sr=8-3">https://www.amazon.ca/Uniclife-Aquarium-Adjustable-Single-Accessories/dp/B06XS1DCG6/ref=sr_1_3?crid=2H2IULEAB3Z4I&amp;keywords=uniclife+air+pump&amp;qid=1659558758&amp;sprefix=uniclife+air+pump%2Caps%2C71&amp;sr=8-3</text:a></text:p>
          </table:table-cell>
          <table:table-cell table:style-name="ce2" office:value-type="string">
            <text:p>Oth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2 meter, 2mm ID Silicone Tub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9.99CAD</text:p>
          </table:table-cell>
          <table:table-cell table:style-name="ce2" office:value-type="string">
            <text:p>19.98CAD</text:p>
          </table:table-cell>
          <table:table-cell table:style-name="ce8" office:value-type="string">
            <text:p><text:a xlink:href="https://www.amazon.ca/Uxcell-a15121600ux1002-Translucent-Tube-Water/dp/B01AUQ3JBK/ref=sr_1_15?crid=1DJPAHKN2CEGW&amp;keywords=silicone+tubing+2mm+id&amp;qid=1655407895&amp;sprefix=silicone+tubing+2mm+id%2Caps%2C78&amp;sr=8-15">https://www.amazon.ca/Uxcell-a15121600ux1002-Translucent-Tube-Water/dp/B01AUQ3JBK/ref=sr_1_15?crid=1DJPAHKN2CEGW&amp;keywords=silicone+tubing+2mm+id&amp;qid=1655407895&amp;sprefix=silicone+tubing+2mm+id%2Caps%2C78&amp;sr=8-15</text:a></text:p>
          </table:table-cell>
          <table:table-cell table:style-name="ce2" office:value-type="string">
            <text:p>Polym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1 meter, 6mm ID Silicone Tubing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10.99CAD</text:p>
          </table:table-cell>
          <table:table-cell table:style-name="ce8" office:value-type="string">
            <text:p><text:a xlink:href="https://www.amazon.ca/Silicone-Flexible-Rubber-Tubing-Transparent/dp/B08GPD22ZC/ref=sr_1_5?crid=3O4IT19T3T337&amp;keywords=6mm%2Bid%2Btubing&amp;qid=1661198434&amp;sprefix=6mm%2Bid%2Btubing%2Caps%2C100&amp;sr=8-5&amp;th=1">https://www.amazon.ca/Silicone-Flexible-Rubber-Tubing-Transparent/dp/B08GPD22ZC/ref=sr_1_5?crid=3O4IT19T3T337&amp;keywords=6mm%2Bid%2Btubing&amp;qid=1661198434&amp;sprefix=6mm%2Bid%2Btubing%2Caps%2C100&amp;sr=8-5&amp;th=1</text:a></text:p>
          </table:table-cell>
          <table:table-cell table:style-name="ce2" office:value-type="string">
            <text:p>Polym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8-Feet, 4mm ID Silicone Tubing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2.97 CAD</text:p>
          </table:table-cell>
          <table:table-cell table:style-name="ce8" office:value-type="string">
            <text:p><text:a xlink:href="https://www.amazon.ca/Penn-Plax-Standard-Airline-Tubing-Accessories/dp/B0002563MM/ref=pd_bxgy_img_sccl_1/134-7485233-4487145?pd_rd_w=KAevL&amp;content-id=amzn1.sym.17b2b149-58e2-4824-ba79-851c5f351fdc&amp;pf_rd_p=17b2b149-58e2-4824-ba79-851c5f351fdc&amp;pf_rd_r=X06BHSX9Y5RJP4GSAX5Z&amp;pd_rd_wg=ziEQY&amp;pd_rd_r=de0a3054-e137-4026-8eee-3d198bc7a4dc&amp;pd_rd_i=B0002563MM&amp;psc=1">https://www.amazon.ca/Penn-Plax-Standard-Airline-Tubing-Accessories/dp/B0002563MM/ref=pd_bxgy_img_sccl_1/134-7485233-4487145?pd_rd_w=KAevL&amp;content-id=amzn1.sym.17b2b149-58e2-4824-ba79-851c5f351fdc&amp;pf_rd_p=17b2b149-58e2-4824-ba79-851c5f351fdc&amp;pf_rd_r=X06BHSX9Y5RJP4GSAX5Z&amp;pd_rd_wg=ziEQY&amp;pd_rd_r=de0a3054-e137-4026-8eee-3d198bc7a4dc&amp;pd_rd_i=B0002563MM&amp;psc=1</text:a></text:p>
          </table:table-cell>
          <table:table-cell table:style-name="ce2" office:value-type="string">
            <text:p>Polym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PTFE Air Filte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5.32 CAD</text:p>
          </table:table-cell>
          <table:table-cell table:style-name="ce2" office:value-type="string">
            <text:p>15.32CAD</text:p>
          </table:table-cell>
          <table:table-cell table:style-name="ce8" office:value-type="string">
            <text:p><text:a xlink:href="https://www.coleparmer.ca/i/cole-parmer-essentials-sterilized-air-filter-0-2-m-pore-50mm-dia-10-pk/1594522?pubid=RK">https://www.coleparmer.ca/i/cole-parmer-essentials-sterilized-air-filter-0-2-m-pore-50mm-dia-10-pk/1594522?pubid=RK</text:a></text:p>
          </table:table-cell>
          <table:table-cell table:style-name="ce2" office:value-type="string">
            <text:p>Polym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Straight Tube Reducers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.08CAD</text:p>
          </table:table-cell>
          <table:table-cell table:style-name="ce2" office:value-type="string">
            <text:p>2.16CAD</text:p>
          </table:table-cell>
          <table:table-cell table:style-name="ce8" office:value-type="string">
            <text:p><text:a xlink:href="https://www.mcmaster.com/5372K841/">https://www.mcmaster.com/5372K841/</text:a></text:p>
          </table:table-cell>
          <table:table-cell table:style-name="ce2" office:value-type="string">
            <text:p>Polymer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250ml Glass Bottles 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3.50 CAD</text:p>
          </table:table-cell>
          <table:table-cell table:style-name="ce2" office:value-type="string">
            <text:p>10.50CAD</text:p>
          </table:table-cell>
          <table:table-cell table:style-name="ce8" office:value-type="string">
            <text:p><text:a xlink:href="https://www.amazon.ca/HINGWAH-Bottles-Beverages-Kombucha-Included/dp/B091BTHKKN/ref=sr_1_16?crid=1DW80ZEY405B3&amp;keywords=glass+bottle+8oz&amp;qid=1661204093&amp;sprefix=glass+bottle+8oz%2Caps%2C81&amp;sr=8-16">https://www.amazon.ca/HINGWAH-Bottles-Beverages-Kombucha-Included/dp/B091BTHKKN/ref=sr_1_16?crid=1DW80ZEY405B3&amp;keywords=glass+bottle+8oz&amp;qid=1661204093&amp;sprefix=glass+bottle+8oz%2Caps%2C81&amp;sr=8-16</text:a></text:p>
          </table:table-cell>
          <table:table-cell table:style-name="ce2" office:value-type="string">
            <text:p>Glass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M3x15 Screws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.98 CAD</text:p>
          </table:table-cell>
          <table:table-cell table:style-name="ce6" office:value-type="string">
            <text:p><text:a xlink:href="https://www.amazon.ca/XunLiu-Grade-Button-Socket-Screws/dp/B0756VBG6B/ref=sr_1_5?crid=28W3V5HLXGY6R&amp;keywords=M3x15%2Bscrews&amp;qid=1675287794&amp;sprefix=m3x15%2Bscrews%2Caps%2C89&amp;sr=8-5&amp;th=1">https://www.amazon.ca/XunLiu-Grade-Button-Socket-Screws/dp/B0756VBG6B/ref=sr_1_5?crid=28W3V5HLXGY6R&amp;keywords=M3x15%2Bscrews&amp;qid=1675287794&amp;sprefix=m3x15%2Bscrews%2Caps%2C89&amp;sr=8-5&amp;th=1</text:a></text:p>
          </table:table-cell>
          <table:table-cell table:style-name="ce2" office:value-type="string">
            <text:p>Metal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M3 Nuts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9.28 CAD</text:p>
          </table:table-cell>
          <table:table-cell table:style-name="ce6" office:value-type="string">
            <text:p><text:a xlink:href="https://www.amazon.ca/uxcell®-0-5mm-Insert-Stainless-Finish/dp/B07LF11D7V/ref=sr_1_7?crid=FJF00ZIWLYSW&amp;keywords=M3%2Bnuts&amp;qid=1675288073&amp;sprefix=m3%2Bnuts%2Caps%2C93&amp;sr=8-7&amp;th=1">https://www.amazon.ca/uxcell%C2%AE-0-5mm-Insert-Stainless-Finish/dp/B07LF11D7V/ref=sr_1_7?crid=FJF00ZIWLYSW&amp;keywords=M3%2Bnuts&amp;qid=1675288073&amp;sprefix=m3%2Bnuts%2Caps%2C93&amp;sr=8-7&amp;th=1</text:a></text:p>
          </table:table-cell>
          <table:table-cell table:style-name="ce2" office:value-type="string">
            <text:p>Metal</text:p>
          </table:table-cell>
        </table:table-row>
        <table:table-row table:style-name="ro5">
          <table:table-cell table:style-name="ce2" office:value-type="string">
            <text:p>N/A</text:p>
          </table:table-cell>
          <table:table-cell table:style-name="ce2" office:value-type="string">
            <text:p>Ni-Chrome Wire</text:p>
          </table:table-cell>
          <table:table-cell table:style-name="ce2" office:value-type="string">
            <text:p>2.5m</text:p>
          </table:table-cell>
          <table:table-cell table:style-name="ce2" office:value-type="string">
            <text:p>11.22CAD</text:p>
          </table:table-cell>
          <table:table-cell table:style-name="ce2" office:value-type="string">
            <text:p>28.05CAD</text:p>
          </table:table-cell>
          <table:table-cell table:style-name="ce6" office:value-type="string">
            <text:p><text:a xlink:href="https://www.omega.ca/en/accessories/electrical-components/heating-wire-and-cables/ncrr-series/p/NCRR-28-100">https://www.omega.ca/en/accessories/electrical-components/heating-wire-and-cables/ncrr-series/p/NCRR-28-100</text:a></text:p>
          </table:table-cell>
          <table:table-cell table:style-name="ce2" office:value-type="string">
            <text:p>Metal</text:p>
          </table:table-cell>
        </table:table-row>
        <table:table-row table:style-name="ro3">
          <table:table-cell table:number-columns-repeated="3"/>
          <table:table-cell table:style-name="ce4" office:value-type="string">
            <text:p>Total</text:p>
          </table:table-cell>
          <table:table-cell table:style-name="ce4" office:value-type="string">
            <text:p><text:s/>1120.58 CAD</text:p>
          </table:table-cell>
          <table:table-cell table:number-columns-repeated="2"/>
        </table:table-row>
        <table:table-row table:style-name="ro3" table:number-rows-repeated="104854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02/20/2023</text:date>, <text:time>12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nn Hafting</meta:initial-creator>
    <meta:creation-date>2023-01-13T15:30:31.78</meta:creation-date>
    <dc:date>2023-02-20T12:27:27.44</dc:date>
    <dc:creator>Finn Hafting</dc:creator>
    <meta:editing-duration>PT8H17M13S</meta:editing-duration>
    <meta:editing-cycles>6</meta:editing-cycles>
    <meta:generator>OpenOffice/4.1.11$Win32 OpenOffice.org_project/4111m1$Build-9808</meta:generator>
    <meta:document-statistic meta:table-count="3" meta:cell-count="205" meta:object-count="0"/>
  </office:meta>
</office:document-meta>
</file>